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2mm"/>
    </style:style>
    <style:style style:name="co2" style:family="table-column">
      <style:table-column-properties fo:break-before="auto" style:column-width="61.6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3mm"/>
    </style:style>
    <style:style style:name="co5" style:family="table-column">
      <style:table-column-properties fo:break-before="auto" style:column-width="77.91mm"/>
    </style:style>
    <style:style style:name="co6" style:family="table-column">
      <style:table-column-properties fo:break-before="auto" style:column-width="164.11mm"/>
    </style:style>
    <style:style style:name="co7" style:family="table-column">
      <style:table-column-properties fo:break-before="auto" style:column-width="205.12mm"/>
    </style:style>
    <style:style style:name="co8" style:family="table-column">
      <style:table-column-properties fo:break-before="auto" style:column-width="35.81mm"/>
    </style:style>
    <style:style style:name="co9" style:family="table-column">
      <style:table-column-properties fo:break-before="auto" style:column-width="38.51mm"/>
    </style:style>
    <style:style style:name="co10" style:family="table-column">
      <style:table-column-properties fo:break-before="auto" style:column-width="45.28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6.65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27.94mm"/>
    </style:style>
    <style:style style:name="co15" style:family="table-column">
      <style:table-column-properties fo:break-before="auto" style:column-width="129.26mm"/>
    </style:style>
    <style:style style:name="ro1" style:family="table-row">
      <style:table-row-properties style:row-height="13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fo:border="0.06pt solid #000000" style:vertical-align="middl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fo:color="#000000" style:font-name="Arial" fo:font-size="12pt" style:font-size-asian="12pt" style:font-size-complex="12pt"/>
    </style:style>
    <style:style style:name="ce14" style:family="table-cell" style:parent-style-name="Default">
      <style:text-properties style:font-name="Arial" fo:font-size="12pt" style:font-size-asian="12pt" style:font-size-complex="12pt"/>
    </style:style>
    <style:style style:name="ce10" style:family="table-cell" style:parent-style-name="Default" style:data-style-name="N37">
      <style:table-cell-properties fo:border="0.06pt solid #000000"/>
      <style:text-properties fo:color="#000000" style:font-name="Arial" fo:font-size="12pt" style:font-size-asian="12pt" style:font-size-complex="12pt"/>
    </style:style>
    <style:style style:name="ce11" style:family="table-cell" style:parent-style-name="Default" style:data-style-name="N2">
      <style:table-cell-properties fo:border="0.06pt solid #000000"/>
      <style:text-properties fo:color="#000000" style:font-name="Arial" fo:font-size="12pt" style:font-size-asian="12pt" style:font-size-complex="12pt"/>
    </style:style>
    <style:style style:name="ce17" style:family="table-cell" style:parent-style-name="Default" style:data-style-name="N2">
      <style:table-cell-properties fo:border="0.06pt solid #000000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13"/>
        <table:table-row table:style-name="ro1">
          <table:table-cell table:style-name="ce6" office:value-type="string" calcext:value-type="string">
            <text:p>Posição</text:p>
          </table:table-cell>
          <table:table-cell table:style-name="ce6" office:value-type="string" calcext:value-type="string">
            <text:p>Município</text:p>
          </table:table-cell>
          <table:table-cell table:style-name="ce6" office:value-type="string" calcext:value-type="string">
            <text:p>População </text:p>
          </table:table-cell>
          <table:table-cell table:style-name="ce8" office:value-type="string" calcext:value-type="string">
            <text:p>Site Prefeitura</text:p>
          </table:table-cell>
          <table:table-cell table:style-name="ce8" office:value-type="string" calcext:value-type="string">
            <text:p>Site Câmara</text:p>
          </table:table-cell>
          <table:table-cell table:style-name="ce8" office:value-type="string" calcext:value-type="string">
            <text:p>Portal de Transparência Câmara</text:p>
          </table:table-cell>
          <table:table-cell table:style-name="ce8" office:value-type="string" calcext:value-type="string">
            <text:p>Relação </text:p>
            <text:p>Servidores Câmara</text:p>
          </table:table-cell>
          <table:table-cell table:style-name="ce8" office:value-type="string" calcext:value-type="string">
            <text:p>Data Coleta</text:p>
          </table:table-cell>
          <table:table-cell table:style-name="ce8" office:value-type="string" calcext:value-type="string">
            <text:p>Qtde</text:p>
            <text:p>Servidores</text:p>
          </table:table-cell>
          <table:table-cell table:style-name="ce8" office:value-type="string" calcext:value-type="string">
            <text:p>Área Construída (m²)</text:p>
          </table:table-cell>
          <table:table-cell table:style-name="ce8" office:value-type="string" calcext:value-type="string">
            <text:p>Latitude</text:p>
          </table:table-cell>
          <table:table-cell table:style-name="ce8" office:value-type="string" calcext:value-type="string">
            <text:p>Longitude</text:p>
          </table:table-cell>
          <table:table-cell table:style-name="ce8" office:value-type="string" calcext:value-type="string">
            <text:p>m²/Servidores</text:p>
          </table:table-cell>
          <table:table-cell table:style-name="ce8" office:value-type="string" calcext:value-type="string">
            <text:p>Servidores </text:p>
            <text:p>por 1.000 </text:p>
            <text:p>Habitan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t.wikipedia.org/wiki/Natal_(Rio_Grande_do_Norte)" xlink:type="simple">Natal</text:a></text:p>
          </table:table-cell>
          <table:table-cell office:value-type="float" office:value="880264" calcext:value-type="float">
            <text:p>880264</text:p>
          </table:table-cell>
          <table:table-cell office:value-type="string" calcext:value-type="string">
            <text:p>https://natal.rn.gov.br/</text:p>
          </table:table-cell>
          <table:table-cell office:value-type="string" calcext:value-type="string">
            <text:p>http://cmnat.rn.gov.br/</text:p>
          </table:table-cell>
          <table:table-cell office:value-type="string" calcext:value-type="string">
            <text:p>http://cmnat.rn.gov.br/portal-da-transparencia</text:p>
          </table:table-cell>
          <table:table-cell office:value-type="string" calcext:value-type="string">
            <text:p>http://189.89.66.158:8080/transparencia/pages/pessoa.jsf</text:p>
          </table:table-cell>
          <table:table-cell table:style-name="ce10" office:value-type="date" office:date-value="2019-11-21" calcext:value-type="date">
            <text:p>21/11/19</text:p>
          </table:table-cell>
          <table:table-cell office:value-type="float" office:value="744" calcext:value-type="float">
            <text:p>744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-5.790040</text:p>
          </table:table-cell>
          <table:table-cell office:value-type="string" calcext:value-type="string">
            <text:p>-35.200482</text:p>
          </table:table-cell>
          <table:table-cell table:style-name="ce11" table:formula="of:=[.J2]/[.I2]" office:value-type="float" office:value="3.89784946236559" calcext:value-type="float">
            <text:p>3,90</text:p>
          </table:table-cell>
          <table:table-cell table:style-name="ce17" table:formula="of:=([.I2]*1000)/[.C2]" office:value-type="float" office:value="0.845200985158998" calcext:value-type="float">
            <text:p>0,8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t.wikipedia.org/wiki/Mossoró" xlink:type="simple">Mossoró</text:a></text:p>
          </table:table-cell>
          <table:table-cell office:value-type="float" office:value="300102" calcext:value-type="float">
            <text:p>300102</text:p>
          </table:table-cell>
          <table:table-cell office:value-type="string" calcext:value-type="string">
            <text:p>https://www.prefeiturademossoro.com.br/</text:p>
          </table:table-cell>
          <table:table-cell office:value-type="string" calcext:value-type="string">
            <text:p>https://www.mossoro.rn.leg.br/</text:p>
          </table:table-cell>
          <table:table-cell office:value-type="string" calcext:value-type="string">
            <text:p>http://168.232.152.232:8282/transparencia/despesas.aspx</text:p>
          </table:table-cell>
          <table:table-cell office:value-type="string" calcext:value-type="string">
            <text:p>http://168.232.152.232:8282/transparencia/leiacessoinf.aspx</text:p>
          </table:table-cell>
          <table:table-cell table:style-name="ce10" office:value-type="date" office:date-value="2019-12-13" calcext:value-type="date">
            <text:p>13/12/19</text:p>
          </table:table-cell>
          <table:table-cell office:value-type="float" office:value="279" calcext:value-type="float">
            <text:p>2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-5.192654</text:p>
          </table:table-cell>
          <table:table-cell office:value-type="string" calcext:value-type="string">
            <text:p>-37.341804</text:p>
          </table:table-cell>
          <table:table-cell table:style-name="ce11" table:formula="of:=[.J3]/[.I3]" office:value-type="float" office:value="8.96057347670251" calcext:value-type="float">
            <text:p>8,96</text:p>
          </table:table-cell>
          <table:table-cell table:style-name="ce17" table:formula="of:=([.I3]*1000)/[.C3]" office:value-type="float" office:value="0.92968390747146" calcext:value-type="float">
            <text:p>0,9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pt.wikipedia.org/wiki/Parnamirim_(Rio_Grande_do_Norte)" xlink:type="simple">Parnamirim</text:a></text:p>
          </table:table-cell>
          <table:table-cell office:value-type="float" office:value="259737" calcext:value-type="float">
            <text:p>259737</text:p>
          </table:table-cell>
          <table:table-cell office:value-type="string" calcext:value-type="string">
            <text:p>https://parnamirim.rn.gov.br/</text:p>
          </table:table-cell>
          <table:table-cell office:value-type="string" calcext:value-type="string">
            <text:p>http://www.parnamirim.rn.leg.br/</text:p>
          </table:table-cell>
          <table:table-cell office:value-type="string" calcext:value-type="string">
            <text:p>http://201.59.185.194:8080/transparencia/despesas.aspx</text:p>
          </table:table-cell>
          <table:table-cell office:value-type="string" calcext:value-type="string">
            <text:p>http://201.59.185.194:8080/transparencia/leiacessoinf.aspx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string" calcext:value-type="string">
            <text:p>-5.923764</text:p>
          </table:table-cell>
          <table:table-cell office:value-type="string" calcext:value-type="string">
            <text:p>-35.265434</text:p>
          </table:table-cell>
          <table:table-cell table:style-name="ce11" table:formula="of:=[.J4]/[.I4]" office:value-type="string" office:string-value="" calcext:value-type="error">
            <text:p>#DIV/0!</text:p>
          </table:table-cell>
          <table:table-cell table:style-name="ce17" table:formula="of:=([.I4]*1000)/[.C4]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pt.wikipedia.org/wiki/São_Gonçalo_do_Amarante_(Rio_Grande_do_Norte)" xlink:type="simple">São Gonçalo do Amarante</text:a></text:p>
          </table:table-cell>
          <table:table-cell office:value-type="float" office:value="103328" calcext:value-type="float">
            <text:p>103328</text:p>
          </table:table-cell>
          <table:table-cell office:value-type="string" calcext:value-type="string">
            <text:p>http://saogoncalo.rn.gov.br/</text:p>
          </table:table-cell>
          <table:table-cell office:value-type="string" calcext:value-type="string">
            <text:p>http://www.cmsga.rn.gov.br/</text:p>
          </table:table-cell>
          <table:table-cell office:value-type="string" calcext:value-type="string">
            <text:p>http://topdown.servehttp.com:8080/transparenciacmsaogoncalo/despesas.aspx</text:p>
          </table:table-cell>
          <table:table-cell office:value-type="string" calcext:value-type="string">
            <text:p>http://topdown.servehttp.com:8080/transparenciacmsaogoncalo/leiacessoinf.aspx</text:p>
          </table:table-cell>
          <table:table-cell table:number-columns-repeated="2"/>
          <table:table-cell office:value-type="float" office:value="710" calcext:value-type="float">
            <text:p>710</text:p>
          </table:table-cell>
          <table:table-cell office:value-type="string" calcext:value-type="string">
            <text:p>-5.794169</text:p>
          </table:table-cell>
          <table:table-cell office:value-type="string" calcext:value-type="string">
            <text:p>-35.328604</text:p>
          </table:table-cell>
          <table:table-cell table:style-name="ce11" table:formula="of:=[.J5]/[.I5]" office:value-type="string" office:string-value="" calcext:value-type="error">
            <text:p>#DIV/0!</text:p>
          </table:table-cell>
          <table:table-cell table:style-name="ce17" table:formula="of:=([.I5]*1000)/[.C5]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t.wikipedia.org/wiki/Macaíba" xlink:type="simple">Macaíba</text:a></text:p>
          </table:table-cell>
          <table:table-cell office:value-type="float" office:value="82380" calcext:value-type="float">
            <text:p>82380</text:p>
          </table:table-cell>
          <table:table-cell office:value-type="string" calcext:value-type="string">
            <text:p>http://macaiba.rn.gov.br/</text:p>
          </table:table-cell>
          <table:table-cell table:number-columns-repeated="2" office:value-type="string" calcext:value-type="string">
            <text:p>http://macaiba.rn.leg.br/</text:p>
          </table:table-cell>
          <table:table-cell office:value-type="string" calcext:value-type="string">
            <text:p>http://portaldc.com.br/Pages/RH/Consultar_Folhas_de_Pagamento.aspx?ParamEmpCodi=2407104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-5.857753</text:p>
          </table:table-cell>
          <table:table-cell office:value-type="string" calcext:value-type="string">
            <text:p>-35.353950</text:p>
          </table:table-cell>
          <table:table-cell table:style-name="ce11" table:formula="of:=[.J6]/[.I6]" office:value-type="string" office:string-value="" calcext:value-type="error">
            <text:p>#DIV/0!</text:p>
          </table:table-cell>
          <table:table-cell table:style-name="ce17" table:formula="of:=([.I6]*1000)/[.C6]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pt.wikipedia.org/wiki/Ceará-Mirim" xlink:type="simple">Ceará-Mirim</text:a></text:p>
          </table:table-cell>
          <table:table-cell office:value-type="float" office:value="73484" calcext:value-type="float">
            <text:p>73484</text:p>
          </table:table-cell>
          <table:table-cell office:value-type="string" calcext:value-type="string">
            <text:p>http://macaiba.rn.gov.br/</text:p>
          </table:table-cell>
          <table:table-cell office:value-type="string" calcext:value-type="string">
            <text:p>https://www.cearamirim.rn.leg.br</text:p>
          </table:table-cell>
          <table:table-cell office:value-type="string" calcext:value-type="string">
            <text:p>http://topdowncmrn.ddns.net:8080/transparencia/despesas.aspx</text:p>
          </table:table-cell>
          <table:table-cell office:value-type="string" calcext:value-type="string">
            <text:p>http://topdowncmrn.ddns.net:8080/transparencia/leiacessoinf.aspx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-5.632780</text:p>
          </table:table-cell>
          <table:table-cell office:value-type="string" calcext:value-type="string">
            <text:p>-35.422153</text:p>
          </table:table-cell>
          <table:table-cell table:style-name="ce11" table:formula="of:=[.J7]/[.I7]" office:value-type="string" office:string-value="" calcext:value-type="error">
            <text:p>#DIV/0!</text:p>
          </table:table-cell>
          <table:table-cell table:style-name="ce17" table:formula="of:=([.I7]*1000)/[.C7]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pt.wikipedia.org/wiki/Caicó" xlink:type="simple">Caicó</text:a></text:p>
          </table:table-cell>
          <table:table-cell office:value-type="float" office:value="68268" calcext:value-type="float">
            <text:p>68268</text:p>
          </table:table-cell>
          <table:table-cell office:value-type="string" calcext:value-type="string">
            <text:p>https://www.caico.rn.gov.br/</text:p>
          </table:table-cell>
          <table:table-cell office:value-type="string" calcext:value-type="string">
            <text:p>http://caico.rn.leg.br/</text:p>
          </table:table-cell>
          <table:table-cell office:value-type="string" calcext:value-type="string">
            <text:p>http://cloud.publica.inf.br/clientes/caico_pm/portaltransparencia/</text:p>
          </table:table-cell>
          <table:table-cell office:value-type="string" calcext:value-type="string">
            <text:p>http://caico.rn.leg.br/folhas-de-pagamento/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string" calcext:value-type="string">
            <text:p>-6.457560</text:p>
          </table:table-cell>
          <table:table-cell office:value-type="string" calcext:value-type="string">
            <text:p>-37.096148</text:p>
          </table:table-cell>
          <table:table-cell table:style-name="ce11" table:formula="of:=[.J8]/[.I8]" office:value-type="string" office:string-value="" calcext:value-type="error">
            <text:p>#DIV/0!</text:p>
          </table:table-cell>
          <table:table-cell table:style-name="ce17" table:formula="of:=([.I8]*1000)/[.C8]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pt.wikipedia.org/wiki/Assu" xlink:type="simple">Açu</text:a></text:p>
          </table:table-cell>
          <table:table-cell office:value-type="float" office:value="57972" calcext:value-type="float">
            <text:p>57972</text:p>
          </table:table-cell>
          <table:table-cell office:value-type="string" calcext:value-type="string">
            <text:p>http://assu.rn.gov.br/</text:p>
          </table:table-cell>
          <table:table-cell office:value-type="string" calcext:value-type="string">
            <text:p>http://www.acu.rn.leg.br/</text:p>
          </table:table-cell>
          <table:table-cell table:style-name="ce14" office:value-type="string" calcext:value-type="string">
            <text:p>http://www.acu.rn.leg.br/acessoainformacao</text:p>
          </table:table-cell>
          <table:table-cell office:value-type="string" calcext:value-type="string">
            <text:p>http://138.94.94.50/Cidadao/ConsultaServidores.aspx</text:p>
          </table:table-cell>
          <table:table-cell table:number-columns-repeated="2"/>
          <table:table-cell office:value-type="float" office:value="770" calcext:value-type="float">
            <text:p>770</text:p>
          </table:table-cell>
          <table:table-cell office:value-type="string" calcext:value-type="string">
            <text:p>-5.573384</text:p>
          </table:table-cell>
          <table:table-cell office:value-type="string" calcext:value-type="string">
            <text:p>-36.908962</text:p>
          </table:table-cell>
          <table:table-cell table:style-name="ce11" table:formula="of:=[.J9]/[.I9]" office:value-type="string" office:string-value="" calcext:value-type="error">
            <text:p>#DIV/0!</text:p>
          </table:table-cell>
          <table:table-cell table:style-name="ce17" table:formula="of:=([.I9]*1000)/[.C9]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pt.wikipedia.org/wiki/Currais_Novos" xlink:type="simple">Currais Novos</text:a></text:p>
          </table:table-cell>
          <table:table-cell office:value-type="float" office:value="45248" calcext:value-type="float">
            <text:p>45248</text:p>
          </table:table-cell>
          <table:table-cell office:value-type="string" calcext:value-type="string">
            <text:p>http://prefeituracurraisnovos.com.br/</text:p>
          </table:table-cell>
          <table:table-cell office:value-type="string" calcext:value-type="string">
            <text:p>http://camaradecurraisnovos.com.br/</text:p>
          </table:table-cell>
          <table:table-cell office:value-type="string" calcext:value-type="string">
            <text:p>http://transparencia.camaradecurraisnovos.com.br/</text:p>
          </table:table-cell>
          <table:table-cell office:value-type="string" calcext:value-type="string">
            <text:p>http://camaradecurraisnovos.com.br/links/servidores.html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string" calcext:value-type="string">
            <text:p>-6.263526</text:p>
          </table:table-cell>
          <table:table-cell office:value-type="string" calcext:value-type="string">
            <text:p>-36.513782</text:p>
          </table:table-cell>
          <table:table-cell table:style-name="ce11" table:formula="of:=[.J10]/[.I10]" office:value-type="string" office:string-value="" calcext:value-type="error">
            <text:p>#DIV/0!</text:p>
          </table:table-cell>
          <table:table-cell table:style-name="ce17" table:formula="of:=([.I10]*1000)/[.C10]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pt.wikipedia.org/wiki/Santa_Cruz_(Rio_Grande_do_Norte)" xlink:type="simple">Santa Cruz</text:a></text:p>
          </table:table-cell>
          <table:table-cell office:value-type="float" office:value="44067" calcext:value-type="float">
            <text:p>44067</text:p>
          </table:table-cell>
          <table:table-cell office:value-type="string" calcext:value-type="string">
            <text:p>http://www.santacruz.rn.gov.br/</text:p>
          </table:table-cell>
          <table:table-cell office:value-type="string" calcext:value-type="string">
            <text:p>https://www.santacruz.rn.leg.br/</text:p>
          </table:table-cell>
          <table:table-cell office:value-type="string" calcext:value-type="string">
            <text:p>https://santacruz.rn.leg.br/transparencia</text:p>
          </table:table-cell>
          <table:table-cell office:value-type="string" calcext:value-type="string">
            <text:p>http://topdown.servehttp.com:8080/Transparencia/cmsantacruz/leiacessoinf.aspx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-6.230224</text:p>
          </table:table-cell>
          <table:table-cell office:value-type="string" calcext:value-type="string">
            <text:p>-36.020601</text:p>
          </table:table-cell>
          <table:table-cell table:style-name="ce11" table:formula="of:=[.J11]/[.I11]" office:value-type="string" office:string-value="" calcext:value-type="error">
            <text:p>#DIV/0!</text:p>
          </table:table-cell>
          <table:table-cell table:style-name="ce17" table:formula="of:=([.I11]*1000)/[.C11]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pt.wikipedia.org/wiki/São_José_de_Mipibu" xlink:type="simple">São José de Mipibu</text:a></text:p>
          </table:table-cell>
          <table:table-cell office:value-type="float" office:value="43842" calcext:value-type="float">
            <text:p>43842</text:p>
          </table:table-cell>
          <table:table-cell table:number-columns-repeated="1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pt.wikipedia.org/wiki/Nova_Cruz" xlink:type="simple">Nova Cruz</text:a></text:p>
          </table:table-cell>
          <table:table-cell office:value-type="float" office:value="39726" calcext:value-type="float">
            <text:p>39726</text:p>
          </table:table-cell>
          <table:table-cell table:number-columns-repeated="1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pt.wikipedia.org/wiki/Apodi" xlink:type="simple">Apodi</text:a></text:p>
          </table:table-cell>
          <table:table-cell office:value-type="float" office:value="36367" calcext:value-type="float">
            <text:p>36367</text:p>
          </table:table-cell>
          <table:table-cell table:number-columns-repeated="1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pt.wikipedia.org/wiki/João_Câmara" xlink:type="simple">João Câmara</text:a></text:p>
          </table:table-cell>
          <table:table-cell office:value-type="float" office:value="35382" calcext:value-type="float">
            <text:p>35382</text:p>
          </table:table-cell>
          <table:table-cell table:number-columns-repeated="1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pt.wikipedia.org/wiki/Canguaretama" xlink:type="simple">Canguaretama</text:a></text:p>
          </table:table-cell>
          <table:table-cell office:value-type="float" office:value="34526" calcext:value-type="float">
            <text:p>34526</text:p>
          </table:table-cell>
          <table:table-cell table:number-columns-repeated="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pt.wikipedia.org/wiki/Touros" xlink:type="simple">Touros</text:a></text:p>
          </table:table-cell>
          <table:table-cell office:value-type="float" office:value="34298" calcext:value-type="float">
            <text:p>34298</text:p>
          </table:table-cell>
          <table:table-cell table:number-columns-repeated="1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pt.wikipedia.org/wiki/Macau_(Rio_Grande_do_Norte)" xlink:type="simple">Macau</text:a></text:p>
          </table:table-cell>
          <table:table-cell office:value-type="float" office:value="31865" calcext:value-type="float">
            <text:p>31865</text:p>
          </table:table-cell>
          <table:table-cell table:number-columns-repeated="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pt.wikipedia.org/wiki/Pau_dos_Ferros" xlink:type="simple">Pau dos Ferros</text:a></text:p>
          </table:table-cell>
          <table:table-cell office:value-type="float" office:value="31274" calcext:value-type="float">
            <text:p>31274</text:p>
          </table:table-cell>
          <table:table-cell table:number-columns-repeated="1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pt.wikipedia.org/wiki/Extremoz" xlink:type="simple">Extremoz</text:a></text:p>
          </table:table-cell>
          <table:table-cell office:value-type="float" office:value="28595" calcext:value-type="float">
            <text:p>28595</text:p>
          </table:table-cell>
          <table:table-cell table:number-columns-repeated="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pt.wikipedia.org/wiki/Baraúna_(Rio_Grande_do_Norte)" xlink:type="simple">Baraúna</text:a></text:p>
          </table:table-cell>
          <table:table-cell office:value-type="float" office:value="28180" calcext:value-type="float">
            <text:p>28180</text:p>
          </table:table-cell>
          <table:table-cell table:number-columns-repeated="1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pt.wikipedia.org/wiki/Areia_Branca_(Rio_Grande_do_Norte)" xlink:type="simple">Areia Branca</text:a></text:p>
          </table:table-cell>
          <table:table-cell office:value-type="float" office:value="27641" calcext:value-type="float">
            <text:p>27641</text:p>
          </table:table-cell>
          <table:table-cell table:number-columns-repeated="1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pt.wikipedia.org/wiki/Nísia_Floresta" xlink:type="simple">Nísia Floresta</text:a></text:p>
          </table:table-cell>
          <table:table-cell office:value-type="float" office:value="27427" calcext:value-type="float">
            <text:p>27427</text:p>
          </table:table-cell>
          <table:table-cell table:number-columns-repeated="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pt.wikipedia.org/wiki/Goianinha" xlink:type="simple">Goianinha</text:a></text:p>
          </table:table-cell>
          <table:table-cell office:value-type="float" office:value="26032" calcext:value-type="float">
            <text:p>26032</text:p>
          </table:table-cell>
          <table:table-cell table:number-columns-repeated="1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pt.wikipedia.org/wiki/Santo_Antônio_(Rio_Grande_do_Norte)" xlink:type="simple">Santo Antônio</text:a></text:p>
          </table:table-cell>
          <table:table-cell office:value-type="float" office:value="24486" calcext:value-type="float">
            <text:p>24486</text:p>
          </table:table-cell>
          <table:table-cell table:number-columns-repeated="1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pt.wikipedia.org/wiki/São_Miguel_(Rio_Grande_do_Norte)" xlink:type="simple">São Miguel</text:a></text:p>
          </table:table-cell>
          <table:table-cell office:value-type="float" office:value="23386" calcext:value-type="float">
            <text:p>23386</text:p>
          </table:table-cell>
          <table:table-cell table:number-columns-repeated="1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pt.wikipedia.org/wiki/Monte_Alegre_(Rio_Grande_do_Norte)" xlink:type="simple">Monte Alegre</text:a></text:p>
          </table:table-cell>
          <table:table-cell office:value-type="float" office:value="22381" calcext:value-type="float">
            <text:p>22381</text:p>
          </table:table-cell>
          <table:table-cell table:number-columns-repeated="1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pt.wikipedia.org/wiki/Parelhas" xlink:type="simple">Parelhas</text:a></text:p>
          </table:table-cell>
          <table:table-cell office:value-type="float" office:value="21398" calcext:value-type="float">
            <text:p>21398</text:p>
          </table:table-cell>
          <table:table-cell table:number-columns-repeated="1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pt.wikipedia.org/wiki/Caraúbas_(Rio_Grande_do_Norte)" xlink:type="simple">Caraúbas</text:a></text:p>
          </table:table-cell>
          <table:table-cell office:value-type="float" office:value="20495" calcext:value-type="float">
            <text:p>20495</text:p>
          </table:table-cell>
          <table:table-cell table:number-columns-repeated="1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pt.wikipedia.org/wiki/São_Paulo_do_Potengi" xlink:type="simple">São Paulo do Potengi</text:a></text:p>
          </table:table-cell>
          <table:table-cell office:value-type="float" office:value="18108" calcext:value-type="float">
            <text:p>18108</text:p>
          </table:table-cell>
          <table:table-cell table:number-columns-repeated="1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pt.wikipedia.org/wiki/Jucurutu" xlink:type="simple">Jucurutu</text:a></text:p>
          </table:table-cell>
          <table:table-cell office:value-type="float" office:value="18102" calcext:value-type="float">
            <text:p>18102</text:p>
          </table:table-cell>
          <table:table-cell table:number-columns-repeated="1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pt.wikipedia.org/wiki/Tangará_(Rio_Grande_do_Norte)" xlink:type="simple">Tangará</text:a></text:p>
          </table:table-cell>
          <table:table-cell office:value-type="float" office:value="15831" calcext:value-type="float">
            <text:p>15831</text:p>
          </table:table-cell>
          <table:table-cell table:number-columns-repeated="1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pt.wikipedia.org/wiki/Ipanguaçu" xlink:type="simple">Ipanguaçu</text:a></text:p>
          </table:table-cell>
          <table:table-cell office:value-type="float" office:value="15400" calcext:value-type="float">
            <text:p>15400</text:p>
          </table:table-cell>
          <table:table-cell table:number-columns-repeated="1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pt.wikipedia.org/wiki/Lagoa_Nova" xlink:type="simple">Lagoa Nova</text:a></text:p>
          </table:table-cell>
          <table:table-cell office:value-type="float" office:value="15285" calcext:value-type="float">
            <text:p>15285</text:p>
          </table:table-cell>
          <table:table-cell table:number-columns-repeated="1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pt.wikipedia.org/wiki/Guamaré" xlink:type="simple">Guamaré</text:a></text:p>
          </table:table-cell>
          <table:table-cell office:value-type="float" office:value="15173" calcext:value-type="float">
            <text:p>15173</text:p>
          </table:table-cell>
          <table:table-cell table:number-columns-repeated="1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pt.wikipedia.org/wiki/Poço_Branco" xlink:type="simple">Poço Branco</text:a></text:p>
          </table:table-cell>
          <table:table-cell office:value-type="float" office:value="15089" calcext:value-type="float">
            <text:p>15089</text:p>
          </table:table-cell>
          <table:table-cell table:number-columns-repeated="1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pt.wikipedia.org/wiki/Pendências" xlink:type="simple">Pendências</text:a></text:p>
          </table:table-cell>
          <table:table-cell office:value-type="float" office:value="14863" calcext:value-type="float">
            <text:p>14863</text:p>
          </table:table-cell>
          <table:table-cell table:number-columns-repeated="1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pt.wikipedia.org/wiki/Jardim_de_Piranhas" xlink:type="simple">Jardim de Piranhas</text:a></text:p>
          </table:table-cell>
          <table:table-cell office:value-type="float" office:value="14793" calcext:value-type="float">
            <text:p>14793</text:p>
          </table:table-cell>
          <table:table-cell table:number-columns-repeated="1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pt.wikipedia.org/wiki/Pedro_Velho" xlink:type="simple">Pedro Velho</text:a></text:p>
          </table:table-cell>
          <table:table-cell office:value-type="float" office:value="14648" calcext:value-type="float">
            <text:p>14648</text:p>
          </table:table-cell>
          <table:table-cell table:number-columns-repeated="1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pt.wikipedia.org/wiki/Upanema" xlink:type="simple">Upanema</text:a></text:p>
          </table:table-cell>
          <table:table-cell office:value-type="float" office:value="14483" calcext:value-type="float">
            <text:p>14483</text:p>
          </table:table-cell>
          <table:table-cell table:number-columns-repeated="1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pt.wikipedia.org/wiki/Alto_do_Rodrigues" xlink:type="simple">Alto do Rodrigues</text:a></text:p>
          </table:table-cell>
          <table:table-cell office:value-type="float" office:value="14305" calcext:value-type="float">
            <text:p>14305</text:p>
          </table:table-cell>
          <table:table-cell table:number-columns-repeated="1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pt.wikipedia.org/wiki/Arez_(Rio_Grande_do_Norte)" xlink:type="simple">Arês</text:a></text:p>
          </table:table-cell>
          <table:table-cell office:value-type="float" office:value="14209" calcext:value-type="float">
            <text:p>14209</text:p>
          </table:table-cell>
          <table:table-cell table:number-columns-repeated="1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pt.wikipedia.org/wiki/Tibau_do_Sul" xlink:type="simple">Tibau do Sul</text:a></text:p>
          </table:table-cell>
          <table:table-cell office:value-type="float" office:value="14957" calcext:value-type="float">
            <text:p>14957</text:p>
          </table:table-cell>
          <table:table-cell table:number-columns-repeated="1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pt.wikipedia.org/wiki/Alexandria_(Rio_Grande_do_Norte)" xlink:type="simple">Alexandria</text:a></text:p>
          </table:table-cell>
          <table:table-cell office:value-type="float" office:value="13585" calcext:value-type="float">
            <text:p>13585</text:p>
          </table:table-cell>
          <table:table-cell table:number-columns-repeated="1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pt.wikipedia.org/wiki/Ielmo_Marinho" xlink:type="simple">Ielmo Marinho</text:a></text:p>
          </table:table-cell>
          <table:table-cell office:value-type="float" office:value="13583" calcext:value-type="float">
            <text:p>13583</text:p>
          </table:table-cell>
          <table:table-cell table:number-columns-repeated="1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pt.wikipedia.org/wiki/Passa-e-Fica" xlink:type="simple">Passa e Fica</text:a></text:p>
          </table:table-cell>
          <table:table-cell office:value-type="float" office:value="13108" calcext:value-type="float">
            <text:p>13108</text:p>
          </table:table-cell>
          <table:table-cell table:number-columns-repeated="1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pt.wikipedia.org/wiki/Governador_Dix-Sept_Rosado" xlink:type="simple">Governador Dix-Sept Rosado</text:a></text:p>
          </table:table-cell>
          <table:table-cell office:value-type="float" office:value="13002" calcext:value-type="float">
            <text:p>13002</text:p>
          </table:table-cell>
          <table:table-cell table:number-columns-repeated="1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pt.wikipedia.org/wiki/Santana_do_Matos" xlink:type="simple">Santana do Matos</text:a></text:p>
          </table:table-cell>
          <table:table-cell office:value-type="float" office:value="12872" calcext:value-type="float">
            <text:p>12872</text:p>
          </table:table-cell>
          <table:table-cell table:number-columns-repeated="1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pt.wikipedia.org/wiki/São_José_do_Campestre" xlink:type="simple">São José do Campestre</text:a></text:p>
          </table:table-cell>
          <table:table-cell office:value-type="float" office:value="12884" calcext:value-type="float">
            <text:p>12884</text:p>
          </table:table-cell>
          <table:table-cell table:number-columns-repeated="1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pt.wikipedia.org/wiki/Patu" xlink:type="simple">Patu</text:a></text:p>
          </table:table-cell>
          <table:table-cell office:value-type="float" office:value="12695" calcext:value-type="float">
            <text:p>12695</text:p>
          </table:table-cell>
          <table:table-cell table:number-columns-repeated="1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pt.wikipedia.org/wiki/Brejinho_(Rio_Grande_do_Norte)" xlink:type="simple">Brejinho</text:a></text:p>
          </table:table-cell>
          <table:table-cell office:value-type="float" office:value="12582" calcext:value-type="float">
            <text:p>12582</text:p>
          </table:table-cell>
          <table:table-cell table:number-columns-repeated="1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pt.wikipedia.org/wiki/Jardim_do_Seridó" xlink:type="simple">Jardim do Seridó</text:a></text:p>
          </table:table-cell>
          <table:table-cell office:value-type="float" office:value="12427" calcext:value-type="float">
            <text:p>12427</text:p>
          </table:table-cell>
          <table:table-cell table:number-columns-repeated="1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pt.wikipedia.org/wiki/Vera_Cruz_(Rio_Grande_do_Norte)" xlink:type="simple">Vera Cruz</text:a></text:p>
          </table:table-cell>
          <table:table-cell office:value-type="float" office:value="12366" calcext:value-type="float">
            <text:p>12366</text:p>
          </table:table-cell>
          <table:table-cell table:number-columns-repeated="1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pt.wikipedia.org/wiki/Taipu" xlink:type="simple">Taipu</text:a></text:p>
          </table:table-cell>
          <table:table-cell office:value-type="float" office:value="12261" calcext:value-type="float">
            <text:p>12261</text:p>
          </table:table-cell>
          <table:table-cell table:number-columns-repeated="1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pt.wikipedia.org/wiki/Maxaranguape" xlink:type="simple">Maxaranguape</text:a></text:p>
          </table:table-cell>
          <table:table-cell office:value-type="float" office:value="12194" calcext:value-type="float">
            <text:p>12194</text:p>
          </table:table-cell>
          <table:table-cell table:number-columns-repeated="1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pt.wikipedia.org/wiki/Serra_do_Mel" xlink:type="simple">Serra do Mel</text:a></text:p>
          </table:table-cell>
          <table:table-cell office:value-type="float" office:value="11790" calcext:value-type="float">
            <text:p>11790</text:p>
          </table:table-cell>
          <table:table-cell table:number-columns-repeated="1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pt.wikipedia.org/wiki/Angicos" xlink:type="simple">Angicos</text:a></text:p>
          </table:table-cell>
          <table:table-cell office:value-type="float" office:value="11724" calcext:value-type="float">
            <text:p>11724</text:p>
          </table:table-cell>
          <table:table-cell table:number-columns-repeated="1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pt.wikipedia.org/wiki/Montanhas_(Rio_Grande_do_Norte)" xlink:type="simple">Montanhas</text:a></text:p>
          </table:table-cell>
          <table:table-cell office:value-type="float" office:value="11295" calcext:value-type="float">
            <text:p>11295</text:p>
          </table:table-cell>
          <table:table-cell table:number-columns-repeated="1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pt.wikipedia.org/wiki/Lajes_(Rio_Grande_do_Norte)" xlink:type="simple">Lajes</text:a></text:p>
          </table:table-cell>
          <table:table-cell office:value-type="float" office:value="11208" calcext:value-type="float">
            <text:p>11208</text:p>
          </table:table-cell>
          <table:table-cell table:number-columns-repeated="1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pt.wikipedia.org/wiki/Cerro_Corá_(Rio_Grande_do_Norte)" xlink:type="simple">Cerro Corá</text:a></text:p>
          </table:table-cell>
          <table:table-cell office:value-type="float" office:value="11178" calcext:value-type="float">
            <text:p>11178</text:p>
          </table:table-cell>
          <table:table-cell table:number-columns-repeated="1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pt.wikipedia.org/wiki/Acari_(Rio_Grande_do_Norte)" xlink:type="simple">Acari</text:a></text:p>
          </table:table-cell>
          <table:table-cell office:value-type="float" office:value="11152" calcext:value-type="float">
            <text:p>11152</text:p>
          </table:table-cell>
          <table:table-cell table:number-columns-repeated="1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pt.wikipedia.org/wiki/Campo_Redondo" xlink:type="simple">Campo Redondo</text:a></text:p>
          </table:table-cell>
          <table:table-cell office:value-type="float" office:value="11142" calcext:value-type="float">
            <text:p>11142</text:p>
          </table:table-cell>
          <table:table-cell table:number-columns-repeated="1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pt.wikipedia.org/wiki/São_Tomé_(Rio_Grande_do_Norte)" xlink:type="simple">São Tomé</text:a></text:p>
          </table:table-cell>
          <table:table-cell office:value-type="float" office:value="11057" calcext:value-type="float">
            <text:p>11057</text:p>
          </table:table-cell>
          <table:table-cell table:number-columns-repeated="1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pt.wikipedia.org/wiki/Afonso_Bezerra" xlink:type="simple">Afonso Bezerra</text:a></text:p>
          </table:table-cell>
          <table:table-cell office:value-type="float" office:value="11041" calcext:value-type="float">
            <text:p>11041</text:p>
          </table:table-cell>
          <table:table-cell table:number-columns-repeated="1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pt.wikipedia.org/wiki/Rio_do_Fogo" xlink:type="simple">Rio do Fogo</text:a></text:p>
          </table:table-cell>
          <table:table-cell office:value-type="float" office:value="10789" calcext:value-type="float">
            <text:p>10789</text:p>
          </table:table-cell>
          <table:table-cell table:number-columns-repeated="1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pt.wikipedia.org/wiki/Tenente_Ananias" xlink:type="simple">Tenente Ananias</text:a></text:p>
          </table:table-cell>
          <table:table-cell office:value-type="float" office:value="10715" calcext:value-type="float">
            <text:p>10715</text:p>
          </table:table-cell>
          <table:table-cell table:number-columns-repeated="1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pt.wikipedia.org/wiki/Carnaubais" xlink:type="simple">Carnaubais</text:a></text:p>
          </table:table-cell>
          <table:table-cell office:value-type="float" office:value="10651" calcext:value-type="float">
            <text:p>10651</text:p>
          </table:table-cell>
          <table:table-cell table:number-columns-repeated="1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pt.wikipedia.org/wiki/Umarizal" xlink:type="simple">Umarizal</text:a></text:p>
          </table:table-cell>
          <table:table-cell office:value-type="float" office:value="10591" calcext:value-type="float">
            <text:p>10591</text:p>
          </table:table-cell>
          <table:table-cell table:number-columns-repeated="1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pt.wikipedia.org/wiki/Espírito_Santo_(Rio_Grande_do_Norte)" xlink:type="simple">Espírito Santo</text:a></text:p>
          </table:table-cell>
          <table:table-cell office:value-type="float" office:value="10527" calcext:value-type="float">
            <text:p>10527</text:p>
          </table:table-cell>
          <table:table-cell table:number-columns-repeated="1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pt.wikipedia.org/wiki/Grossos" xlink:type="simple">Grossos</text:a></text:p>
          </table:table-cell>
          <table:table-cell office:value-type="float" office:value="10302" calcext:value-type="float">
            <text:p>10302</text:p>
          </table:table-cell>
          <table:table-cell table:number-columns-repeated="1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pt.wikipedia.org/wiki/Serra_Caiada" xlink:type="simple">Serra Caiada</text:a></text:p>
          </table:table-cell>
          <table:table-cell office:value-type="float" office:value="10266" calcext:value-type="float">
            <text:p>10266</text:p>
          </table:table-cell>
          <table:table-cell table:number-columns-repeated="1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pt.wikipedia.org/wiki/Bom_Jesus_(Rio_Grande_do_Norte)" xlink:type="simple">Bom Jesus</text:a></text:p>
          </table:table-cell>
          <table:table-cell office:value-type="float" office:value="10152" calcext:value-type="float">
            <text:p>10152</text:p>
          </table:table-cell>
          <table:table-cell table:number-columns-repeated="1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pt.wikipedia.org/wiki/Boa_Saúde" xlink:type="simple">Boa Saúde (Januário Cicco)</text:a></text:p>
          </table:table-cell>
          <table:table-cell office:value-type="float" office:value="10087" calcext:value-type="float">
            <text:p>10087</text:p>
          </table:table-cell>
          <table:table-cell table:number-columns-repeated="1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pt.wikipedia.org/wiki/Luís_Gomes" xlink:type="simple">Luís Gomes</text:a></text:p>
          </table:table-cell>
          <table:table-cell office:value-type="float" office:value="10086" calcext:value-type="float">
            <text:p>10086</text:p>
          </table:table-cell>
          <table:table-cell table:number-columns-repeated="1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pt.wikipedia.org/wiki/Campo_Grande_(Rio_Grande_do_Norte)" xlink:type="simple">Campo Grande (Augusto Severo)</text:a></text:p>
          </table:table-cell>
          <table:table-cell office:value-type="float" office:value="9638" calcext:value-type="float">
            <text:p>9638</text:p>
          </table:table-cell>
          <table:table-cell table:number-columns-repeated="1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pt.wikipedia.org/wiki/São_Miguel_do_Gostoso" xlink:type="simple">São Miguel do Gostoso</text:a></text:p>
          </table:table-cell>
          <table:table-cell office:value-type="float" office:value="9531" calcext:value-type="float">
            <text:p>9531</text:p>
          </table:table-cell>
          <table:table-cell table:number-columns-repeated="1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pt.wikipedia.org/wiki/Pureza" xlink:type="simple">Pureza</text:a></text:p>
          </table:table-cell>
          <table:table-cell office:value-type="float" office:value="9516" calcext:value-type="float">
            <text:p>9516</text:p>
          </table:table-cell>
          <table:table-cell table:number-columns-repeated="1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pt.wikipedia.org/wiki/Baía_Formosa" xlink:type="simple">Baía Formosa</text:a></text:p>
          </table:table-cell>
          <table:table-cell office:value-type="float" office:value="9218" calcext:value-type="float">
            <text:p>9218</text:p>
          </table:table-cell>
          <table:table-cell table:number-columns-repeated="1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pt.wikipedia.org/wiki/Florânia" xlink:type="simple">Florânia</text:a></text:p>
          </table:table-cell>
          <table:table-cell office:value-type="float" office:value="9121" calcext:value-type="float">
            <text:p>9121</text:p>
          </table:table-cell>
          <table:table-cell table:number-columns-repeated="1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pt.wikipedia.org/wiki/Jaçanã_(Rio_Grande_do_Norte)" xlink:type="simple">Jaçanã</text:a></text:p>
          </table:table-cell>
          <table:table-cell office:value-type="float" office:value="9026" calcext:value-type="float">
            <text:p>9026</text:p>
          </table:table-cell>
          <table:table-cell table:number-columns-repeated="1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pt.wikipedia.org/wiki/Martins_(Rio_Grande_do_Norte)" xlink:type="simple">Martins</text:a></text:p>
          </table:table-cell>
          <table:table-cell office:value-type="float" office:value="8692" calcext:value-type="float">
            <text:p>8692</text:p>
          </table:table-cell>
          <table:table-cell table:number-columns-repeated="1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pt.wikipedia.org/wiki/Marcelino_Vieira" xlink:type="simple">Marcelino Vieira</text:a></text:p>
          </table:table-cell>
          <table:table-cell office:value-type="float" office:value="8358" calcext:value-type="float">
            <text:p>8358</text:p>
          </table:table-cell>
          <table:table-cell table:number-columns-repeated="1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pt.wikipedia.org/wiki/São_Rafael_(Rio_Grande_do_Norte)" xlink:type="simple">São Rafael</text:a></text:p>
          </table:table-cell>
          <table:table-cell office:value-type="float" office:value="8212" calcext:value-type="float">
            <text:p>8212</text:p>
          </table:table-cell>
          <table:table-cell table:number-columns-repeated="1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pt.wikipedia.org/wiki/Lagoa_Salgada" xlink:type="simple">Lagoa Salgada</text:a></text:p>
          </table:table-cell>
          <table:table-cell office:value-type="float" office:value="8192" calcext:value-type="float">
            <text:p>8192</text:p>
          </table:table-cell>
          <table:table-cell table:number-columns-repeated="1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pt.wikipedia.org/wiki/Carnaúba_dos_Dantas" xlink:type="simple">Carnaúba dos Dantas</text:a></text:p>
          </table:table-cell>
          <table:table-cell office:value-type="float" office:value="8119" calcext:value-type="float">
            <text:p>8119</text:p>
          </table:table-cell>
          <table:table-cell table:number-columns-repeated="1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pt.wikipedia.org/wiki/Serra_Negra_do_Norte" xlink:type="simple">Serra Negra do Norte</text:a></text:p>
          </table:table-cell>
          <table:table-cell office:value-type="float" office:value="8065" calcext:value-type="float">
            <text:p>8065</text:p>
          </table:table-cell>
          <table:table-cell table:number-columns-repeated="1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pt.wikipedia.org/wiki/Riachuelo_(Rio_Grande_do_Norte)" xlink:type="simple">Riachuelo</text:a></text:p>
          </table:table-cell>
          <table:table-cell office:value-type="float" office:value="8034" calcext:value-type="float">
            <text:p>8034</text:p>
          </table:table-cell>
          <table:table-cell table:number-columns-repeated="1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pt.wikipedia.org/wiki/Cruzeta" xlink:type="simple">Cruzeta</text:a></text:p>
          </table:table-cell>
          <table:table-cell office:value-type="float" office:value="8014" calcext:value-type="float">
            <text:p>8014</text:p>
          </table:table-cell>
          <table:table-cell table:number-columns-repeated="1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pt.wikipedia.org/wiki/Portalegre_(Rio_Grande_do_Norte)" xlink:type="simple">Portalegre</text:a></text:p>
          </table:table-cell>
          <table:table-cell office:value-type="float" office:value="7827" calcext:value-type="float">
            <text:p>7827</text:p>
          </table:table-cell>
          <table:table-cell table:number-columns-repeated="1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pt.wikipedia.org/wiki/Lagoa_de_Pedras" xlink:type="simple">Lagoa de Pedras</text:a></text:p>
          </table:table-cell>
          <table:table-cell office:value-type="float" office:value="7503" calcext:value-type="float">
            <text:p>7503</text:p>
          </table:table-cell>
          <table:table-cell table:number-columns-repeated="1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pt.wikipedia.org/wiki/Itajá_(Rio_Grande_do_Norte)" xlink:type="simple">Itajá</text:a></text:p>
          </table:table-cell>
          <table:table-cell office:value-type="float" office:value="7501" calcext:value-type="float">
            <text:p>7501</text:p>
          </table:table-cell>
          <table:table-cell table:number-columns-repeated="1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pt.wikipedia.org/wiki/Antônio_Martins" xlink:type="simple">Antônio Martins</text:a></text:p>
          </table:table-cell>
          <table:table-cell office:value-type="float" office:value="7137" calcext:value-type="float">
            <text:p>7137</text:p>
          </table:table-cell>
          <table:table-cell table:number-columns-repeated="1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pt.wikipedia.org/wiki/Doutor_Severiano" xlink:type="simple">Doutor Severiano</text:a></text:p>
          </table:table-cell>
          <table:table-cell office:value-type="float" office:value="7080" calcext:value-type="float">
            <text:p>7080</text:p>
          </table:table-cell>
          <table:table-cell table:number-columns-repeated="1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pt.wikipedia.org/wiki/Jandaíra_(Rio_Grande_do_Norte)" xlink:type="simple">Jandaíra</text:a></text:p>
          </table:table-cell>
          <table:table-cell office:value-type="float" office:value="6863" calcext:value-type="float">
            <text:p>6863</text:p>
          </table:table-cell>
          <table:table-cell table:number-columns-repeated="1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pt.wikipedia.org/wiki/Pedro_Avelino" xlink:type="simple">Pedro Avelino</text:a></text:p>
          </table:table-cell>
          <table:table-cell office:value-type="float" office:value="6780" calcext:value-type="float">
            <text:p>6780</text:p>
          </table:table-cell>
          <table:table-cell table:number-columns-repeated="1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pt.wikipedia.org/wiki/Porto_do_Mangue" xlink:type="simple">Porto do Mangue</text:a></text:p>
          </table:table-cell>
          <table:table-cell office:value-type="float" office:value="6765" calcext:value-type="float">
            <text:p>6765</text:p>
          </table:table-cell>
          <table:table-cell table:number-columns-repeated="1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pt.wikipedia.org/wiki/Lagoa_d%27Anta" xlink:type="simple">Lagoa d'Anta</text:a></text:p>
          </table:table-cell>
          <table:table-cell office:value-type="float" office:value="6728" calcext:value-type="float">
            <text:p>6728</text:p>
          </table:table-cell>
          <table:table-cell table:number-columns-repeated="1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pt.wikipedia.org/wiki/Caiçara_do_Norte" xlink:type="simple">Caiçara do Norte</text:a></text:p>
          </table:table-cell>
          <table:table-cell office:value-type="float" office:value="6537" calcext:value-type="float">
            <text:p>6537</text:p>
          </table:table-cell>
          <table:table-cell table:number-columns-repeated="1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pt.wikipedia.org/wiki/São_Vicente_(Rio_Grande_do_Norte)" xlink:type="simple">São Vicente</text:a></text:p>
          </table:table-cell>
          <table:table-cell office:value-type="float" office:value="6397" calcext:value-type="float">
            <text:p>6397</text:p>
          </table:table-cell>
          <table:table-cell table:number-columns-repeated="1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pt.wikipedia.org/wiki/Serrinha_(Rio_Grande_do_Norte)" xlink:type="simple">Serrinha</text:a></text:p>
          </table:table-cell>
          <table:table-cell office:value-type="float" office:value="6281" calcext:value-type="float">
            <text:p>6281</text:p>
          </table:table-cell>
          <table:table-cell table:number-columns-repeated="1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pt.wikipedia.org/wiki/São_João_do_Sabugi" xlink:type="simple">São João do Sabugi</text:a></text:p>
          </table:table-cell>
          <table:table-cell office:value-type="float" office:value="6179" calcext:value-type="float">
            <text:p>6179</text:p>
          </table:table-cell>
          <table:table-cell table:number-columns-repeated="1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pt.wikipedia.org/wiki/Senador_Elói_de_Souza" xlink:type="simple">Senador Elói de Souza</text:a></text:p>
          </table:table-cell>
          <table:table-cell office:value-type="float" office:value="6044" calcext:value-type="float">
            <text:p>6044</text:p>
          </table:table-cell>
          <table:table-cell table:number-columns-repeated="1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pt.wikipedia.org/wiki/Equador_(Rio_Grande_do_Norte)" xlink:type="simple">Equador</text:a></text:p>
          </table:table-cell>
          <table:table-cell office:value-type="float" office:value="6036" calcext:value-type="float">
            <text:p>6036</text:p>
          </table:table-cell>
          <table:table-cell table:number-columns-repeated="1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pt.wikipedia.org/wiki/São_Pedro_(Rio_Grande_do_Norte)" xlink:type="simple">São Pedro</text:a></text:p>
          </table:table-cell>
          <table:table-cell office:value-type="float" office:value="6014" calcext:value-type="float">
            <text:p>6014</text:p>
          </table:table-cell>
          <table:table-cell table:number-columns-repeated="1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pt.wikipedia.org/wiki/Felipe_Guerra" xlink:type="simple">Felipe Guerra</text:a></text:p>
          </table:table-cell>
          <table:table-cell office:value-type="float" office:value="5972" calcext:value-type="float">
            <text:p>5972</text:p>
          </table:table-cell>
          <table:table-cell table:number-columns-repeated="1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pt.wikipedia.org/wiki/José_da_Penha" xlink:type="simple">José da Penha</text:a></text:p>
          </table:table-cell>
          <table:table-cell office:value-type="float" office:value="5957" calcext:value-type="float">
            <text:p>5957</text:p>
          </table:table-cell>
          <table:table-cell table:number-columns-repeated="1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pt.wikipedia.org/wiki/Tenente_Laurentino_Cruz" xlink:type="simple">Tenente Laurentino Cruz</text:a></text:p>
          </table:table-cell>
          <table:table-cell office:value-type="float" office:value="5883" calcext:value-type="float">
            <text:p>5883</text:p>
          </table:table-cell>
          <table:table-cell table:number-columns-repeated="1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pt.wikipedia.org/wiki/Itaú_(Rio_Grande_do_Norte)" xlink:type="simple">Itaú</text:a></text:p>
          </table:table-cell>
          <table:table-cell office:value-type="float" office:value="5858" calcext:value-type="float">
            <text:p>5858</text:p>
          </table:table-cell>
          <table:table-cell table:number-columns-repeated="1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pt.wikipedia.org/wiki/Serra_de_São_Bento" xlink:type="simple">Serra de São Bento</text:a></text:p>
          </table:table-cell>
          <table:table-cell office:value-type="float" office:value="5774" calcext:value-type="float">
            <text:p>5774</text:p>
          </table:table-cell>
          <table:table-cell table:number-columns-repeated="1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pt.wikipedia.org/wiki/Encanto_(Rio_Grande_do_Norte)" xlink:type="simple">Encanto</text:a></text:p>
          </table:table-cell>
          <table:table-cell office:value-type="float" office:value="5608" calcext:value-type="float">
            <text:p>5608</text:p>
          </table:table-cell>
          <table:table-cell table:number-columns-repeated="1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pt.wikipedia.org/wiki/Coronel_Ezequiel" xlink:type="simple">Coronel Ezequiel</text:a></text:p>
          </table:table-cell>
          <table:table-cell office:value-type="float" office:value="5508" calcext:value-type="float">
            <text:p>5508</text:p>
          </table:table-cell>
          <table:table-cell table:number-columns-repeated="1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pt.wikipedia.org/wiki/Várzea_(Rio_Grande_do_Norte)" xlink:type="simple">Várzea</text:a></text:p>
          </table:table-cell>
          <table:table-cell office:value-type="float" office:value="5485" calcext:value-type="float">
            <text:p>5485</text:p>
          </table:table-cell>
          <table:table-cell table:number-columns-repeated="1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pt.wikipedia.org/wiki/Sítio_Novo_(Rio_Grande_do_Norte)" xlink:type="simple">Sítio Novo</text:a></text:p>
          </table:table-cell>
          <table:table-cell office:value-type="float" office:value="5481" calcext:value-type="float">
            <text:p>5481</text:p>
          </table:table-cell>
          <table:table-cell table:number-columns-repeated="1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pt.wikipedia.org/wiki/Santa_Maria_(Rio_Grande_do_Norte)" xlink:type="simple">Santa Maria</text:a></text:p>
          </table:table-cell>
          <table:table-cell office:value-type="float" office:value="5480" calcext:value-type="float">
            <text:p>5480</text:p>
          </table:table-cell>
          <table:table-cell table:number-columns-repeated="1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pt.wikipedia.org/wiki/Bento_Fernandes" xlink:type="simple">Bento Fernandes</text:a></text:p>
          </table:table-cell>
          <table:table-cell office:value-type="float" office:value="5469" calcext:value-type="float">
            <text:p>5469</text:p>
          </table:table-cell>
          <table:table-cell table:number-columns-repeated="1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pt.wikipedia.org/wiki/Janduís_(Rio_Grande_do_Norte)" xlink:type="simple">Janduís</text:a></text:p>
          </table:table-cell>
          <table:table-cell office:value-type="float" office:value="5289" calcext:value-type="float">
            <text:p>5289</text:p>
          </table:table-cell>
          <table:table-cell table:number-columns-repeated="1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pt.wikipedia.org/wiki/Parazinho" xlink:type="simple">Parazinho</text:a></text:p>
          </table:table-cell>
          <table:table-cell office:value-type="float" office:value="5201" calcext:value-type="float">
            <text:p>5201</text:p>
          </table:table-cell>
          <table:table-cell table:number-columns-repeated="1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pt.wikipedia.org/wiki/Japi" xlink:type="simple">Japi</text:a></text:p>
          </table:table-cell>
          <table:table-cell office:value-type="float" office:value="5117" calcext:value-type="float">
            <text:p>5117</text:p>
          </table:table-cell>
          <table:table-cell table:number-columns-repeated="1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pt.wikipedia.org/wiki/Rafael_Fernandes" xlink:type="simple">Rafael Fernandes</text:a></text:p>
          </table:table-cell>
          <table:table-cell office:value-type="float" office:value="5067" calcext:value-type="float">
            <text:p>5067</text:p>
          </table:table-cell>
          <table:table-cell table:number-columns-repeated="1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pt.wikipedia.org/wiki/Coronel_João_Pessoa" xlink:type="simple">Coronel João Pessoa</text:a></text:p>
          </table:table-cell>
          <table:table-cell office:value-type="float" office:value="4908" calcext:value-type="float">
            <text:p>4908</text:p>
          </table:table-cell>
          <table:table-cell table:number-columns-repeated="1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pt.wikipedia.org/wiki/Ouro_Branco_(Rio_Grande_do_Norte)" xlink:type="simple">Ouro Branco</text:a></text:p>
          </table:table-cell>
          <table:table-cell office:value-type="float" office:value="4812" calcext:value-type="float">
            <text:p>4812</text:p>
          </table:table-cell>
          <table:table-cell table:number-columns-repeated="1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pt.wikipedia.org/wiki/Serrinha_dos_Pintos" xlink:type="simple">Serrinha dos Pintos</text:a></text:p>
          </table:table-cell>
          <table:table-cell office:value-type="float" office:value="4784" calcext:value-type="float">
            <text:p>4784</text:p>
          </table:table-cell>
          <table:table-cell table:number-columns-repeated="1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pt.wikipedia.org/wiki/Almino_Afonso_(Rio_Grande_do_Norte)" xlink:type="simple">Almino Afonso</text:a></text:p>
          </table:table-cell>
          <table:table-cell office:value-type="float" office:value="4761" calcext:value-type="float">
            <text:p>4761</text:p>
          </table:table-cell>
          <table:table-cell table:number-columns-repeated="1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pt.wikipedia.org/wiki/Lajes_Pintadas" xlink:type="simple">Lajes Pintadas</text:a></text:p>
          </table:table-cell>
          <table:table-cell office:value-type="float" office:value="4755" calcext:value-type="float">
            <text:p>4755</text:p>
          </table:table-cell>
          <table:table-cell table:number-columns-repeated="1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pt.wikipedia.org/wiki/São_José_do_Seridó" xlink:type="simple">São José do Seridó</text:a></text:p>
          </table:table-cell>
          <table:table-cell office:value-type="float" office:value="4602" calcext:value-type="float">
            <text:p>4602</text:p>
          </table:table-cell>
          <table:table-cell table:number-columns-repeated="1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pt.wikipedia.org/wiki/Messias_Targino" xlink:type="simple">Messias Targino</text:a></text:p>
          </table:table-cell>
          <table:table-cell office:value-type="float" office:value="4568" calcext:value-type="float">
            <text:p>4568</text:p>
          </table:table-cell>
          <table:table-cell table:number-columns-repeated="1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pt.wikipedia.org/wiki/Rodolfo_Fernandes" xlink:type="simple">Rodolfo Fernandes</text:a></text:p>
          </table:table-cell>
          <table:table-cell office:value-type="float" office:value="4472" calcext:value-type="float">
            <text:p>4472</text:p>
          </table:table-cell>
          <table:table-cell table:number-columns-repeated="1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pt.wikipedia.org/wiki/São_Bento_do_Trairi" xlink:type="simple">São Bento do Trairi</text:a></text:p>
          </table:table-cell>
          <table:table-cell office:value-type="float" office:value="4401" calcext:value-type="float">
            <text:p>4401</text:p>
          </table:table-cell>
          <table:table-cell table:number-columns-repeated="1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pt.wikipedia.org/wiki/Senador_Georgino_Avelino" xlink:type="simple">Senador Georgino Avelino</text:a></text:p>
          </table:table-cell>
          <table:table-cell office:value-type="float" office:value="4395" calcext:value-type="float">
            <text:p>4395</text:p>
          </table:table-cell>
          <table:table-cell table:number-columns-repeated="1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pt.wikipedia.org/wiki/Olho-d%27Água_do_Borges" xlink:type="simple">Olho-d'Água do Borges</text:a></text:p>
          </table:table-cell>
          <table:table-cell office:value-type="float" office:value="4272" calcext:value-type="float">
            <text:p>4272</text:p>
          </table:table-cell>
          <table:table-cell table:number-columns-repeated="1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pt.wikipedia.org/wiki/Paraná_(Rio_Grande_do_Norte)" xlink:type="simple">Paraná</text:a></text:p>
          </table:table-cell>
          <table:table-cell office:value-type="float" office:value="4232" calcext:value-type="float">
            <text:p>4232</text:p>
          </table:table-cell>
          <table:table-cell table:number-columns-repeated="1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s://pt.wikipedia.org/wiki/Riacho_de_Santana_(Rio_Grande_do_Norte)" xlink:type="simple">Riacho do Santana</text:a></text:p>
          </table:table-cell>
          <table:table-cell office:value-type="float" office:value="4209" calcext:value-type="float">
            <text:p>4209</text:p>
          </table:table-cell>
          <table:table-cell table:number-columns-repeated="1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pt.wikipedia.org/wiki/São_Francisco_do_Oeste" xlink:type="simple">São Francisco do Oeste</text:a></text:p>
          </table:table-cell>
          <table:table-cell office:value-type="float" office:value="4200" calcext:value-type="float">
            <text:p>4200</text:p>
          </table:table-cell>
          <table:table-cell table:number-columns-repeated="1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pt.wikipedia.org/wiki/Venha-Ver" xlink:type="simple">Venha-Ver</text:a></text:p>
          </table:table-cell>
          <table:table-cell office:value-type="float" office:value="4149" calcext:value-type="float">
            <text:p>4149</text:p>
          </table:table-cell>
          <table:table-cell table:number-columns-repeated="1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pt.wikipedia.org/wiki/Frutuoso_Gomes" xlink:type="simple">Frutuoso Gomes</text:a></text:p>
          </table:table-cell>
          <table:table-cell office:value-type="float" office:value="4095" calcext:value-type="float">
            <text:p>4095</text:p>
          </table:table-cell>
          <table:table-cell table:number-columns-repeated="1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s://pt.wikipedia.org/wiki/Tibau" xlink:type="simple">Tibau</text:a></text:p>
          </table:table-cell>
          <table:table-cell office:value-type="float" office:value="4071" calcext:value-type="float">
            <text:p>4071</text:p>
          </table:table-cell>
          <table:table-cell table:number-columns-repeated="1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pt.wikipedia.org/wiki/Barcelona_(Rio_Grande_do_Norte)" xlink:type="simple">Barcelona</text:a></text:p>
          </table:table-cell>
          <table:table-cell office:value-type="float" office:value="4002" calcext:value-type="float">
            <text:p>4002</text:p>
          </table:table-cell>
          <table:table-cell table:number-columns-repeated="1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pt.wikipedia.org/wiki/Major_Sales" xlink:type="simple">Major Sales</text:a></text:p>
          </table:table-cell>
          <table:table-cell office:value-type="float" office:value="3978" calcext:value-type="float">
            <text:p>3978</text:p>
          </table:table-cell>
          <table:table-cell table:number-columns-repeated="1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pt.wikipedia.org/wiki/Lucrécia_(Rio_Grande_do_Norte)" xlink:type="simple">Lucrécia</text:a></text:p>
          </table:table-cell>
          <table:table-cell office:value-type="float" office:value="3966" calcext:value-type="float">
            <text:p>3966</text:p>
          </table:table-cell>
          <table:table-cell table:number-columns-repeated="1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pt.wikipedia.org/wiki/Jundiá_(Rio_Grande_do_Norte)" xlink:type="simple">Jundiá</text:a></text:p>
          </table:table-cell>
          <table:table-cell office:value-type="float" office:value="3873" calcext:value-type="float">
            <text:p>3873</text:p>
          </table:table-cell>
          <table:table-cell table:number-columns-repeated="1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pt.wikipedia.org/wiki/Pilões_(Rio_Grande_do_Norte)" xlink:type="simple">Pilões</text:a></text:p>
          </table:table-cell>
          <table:table-cell office:value-type="float" office:value="3806" calcext:value-type="float">
            <text:p>3806</text:p>
          </table:table-cell>
          <table:table-cell table:number-columns-repeated="1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s://pt.wikipedia.org/wiki/Paraú" xlink:type="simple">Paraú</text:a></text:p>
          </table:table-cell>
          <table:table-cell office:value-type="float" office:value="3787" calcext:value-type="float">
            <text:p>3787</text:p>
          </table:table-cell>
          <table:table-cell table:number-columns-repeated="1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s://pt.wikipedia.org/wiki/Caiçara_do_Rio_do_Vento" xlink:type="simple">Caiçara do Rio do Vento</text:a></text:p>
          </table:table-cell>
          <table:table-cell office:value-type="float" office:value="3652" calcext:value-type="float">
            <text:p>3652</text:p>
          </table:table-cell>
          <table:table-cell table:number-columns-repeated="1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pt.wikipedia.org/wiki/Ruy_Barbosa_(Rio_Grande_do_Norte)" xlink:type="simple">Ruy Barbosa</text:a></text:p>
          </table:table-cell>
          <table:table-cell office:value-type="float" office:value="3608" calcext:value-type="float">
            <text:p>3608</text:p>
          </table:table-cell>
          <table:table-cell table:number-columns-repeated="1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pt.wikipedia.org/wiki/São_Fernando_(Rio_Grande_do_Norte)" xlink:type="simple">São Fernando</text:a></text:p>
          </table:table-cell>
          <table:table-cell office:value-type="float" office:value="3573" calcext:value-type="float">
            <text:p>3573</text:p>
          </table:table-cell>
          <table:table-cell table:number-columns-repeated="1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s://pt.wikipedia.org/wiki/Riacho_da_Cruz" xlink:type="simple">Riacho da Cruz</text:a></text:p>
          </table:table-cell>
          <table:table-cell office:value-type="float" office:value="3543" calcext:value-type="float">
            <text:p>3543</text:p>
          </table:table-cell>
          <table:table-cell table:number-columns-repeated="1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pt.wikipedia.org/wiki/Pedra_Grande" xlink:type="simple">Pedra Grande</text:a></text:p>
          </table:table-cell>
          <table:table-cell office:value-type="float" office:value="3275" calcext:value-type="float">
            <text:p>3275</text:p>
          </table:table-cell>
          <table:table-cell table:number-columns-repeated="1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pt.wikipedia.org/wiki/Triunfo_Potiguar" xlink:type="simple">Triunfo Potiguar</text:a></text:p>
          </table:table-cell>
          <table:table-cell office:value-type="float" office:value="3259" calcext:value-type="float">
            <text:p>3259</text:p>
          </table:table-cell>
          <table:table-cell table:number-columns-repeated="1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pt.wikipedia.org/wiki/Água_Nova" xlink:type="simple">Água Nova</text:a></text:p>
          </table:table-cell>
          <table:table-cell office:value-type="float" office:value="3230" calcext:value-type="float">
            <text:p>3230</text:p>
          </table:table-cell>
          <table:table-cell table:number-columns-repeated="1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pt.wikipedia.org/wiki/Rafael_Godeiro" xlink:type="simple">Rafael Godeiro</text:a></text:p>
          </table:table-cell>
          <table:table-cell office:value-type="float" office:value="3194" calcext:value-type="float">
            <text:p>3194</text:p>
          </table:table-cell>
          <table:table-cell table:number-columns-repeated="1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pt.wikipedia.org/wiki/Vila_Flor_(Rio_Grande_do_Norte)" xlink:type="simple">Vila Flor</text:a></text:p>
          </table:table-cell>
          <table:table-cell office:value-type="float" office:value="3146" calcext:value-type="float">
            <text:p>3146</text:p>
          </table:table-cell>
          <table:table-cell table:number-columns-repeated="11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s://pt.wikipedia.org/wiki/Passagem_(Rio_Grande_do_Norte)" xlink:type="simple">Passagem</text:a></text:p>
          </table:table-cell>
          <table:table-cell office:value-type="float" office:value="3075" calcext:value-type="float">
            <text:p>3075</text:p>
          </table:table-cell>
          <table:table-cell table:number-columns-repeated="11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pt.wikipedia.org/wiki/Fernando_Pedroza" xlink:type="simple">Fernando Pedroza</text:a></text:p>
          </table:table-cell>
          <table:table-cell office:value-type="float" office:value="3039" calcext:value-type="float">
            <text:p>3039</text:p>
          </table:table-cell>
          <table:table-cell table:number-columns-repeated="1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pt.wikipedia.org/wiki/Francisco_Dantas" xlink:type="simple">Francisco Dantas</text:a></text:p>
          </table:table-cell>
          <table:table-cell office:value-type="float" office:value="2836" calcext:value-type="float">
            <text:p>2836</text:p>
          </table:table-cell>
          <table:table-cell table:number-columns-repeated="1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s://pt.wikipedia.org/wiki/Severiano_Melo" xlink:type="simple">Severiano Melo</text:a></text:p>
          </table:table-cell>
          <table:table-cell office:value-type="float" office:value="2799" calcext:value-type="float">
            <text:p>2799</text:p>
          </table:table-cell>
          <table:table-cell table:number-columns-repeated="1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pt.wikipedia.org/wiki/São_Bento_do_Norte" xlink:type="simple">São Bento do Norte</text:a></text:p>
          </table:table-cell>
          <table:table-cell office:value-type="float" office:value="2778" calcext:value-type="float">
            <text:p>2778</text:p>
          </table:table-cell>
          <table:table-cell table:number-columns-repeated="1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pt.wikipedia.org/wiki/Lagoa_de_Velhos" xlink:type="simple">Lagoa de Velhos</text:a></text:p>
          </table:table-cell>
          <table:table-cell office:value-type="float" office:value="2731" calcext:value-type="float">
            <text:p>2731</text:p>
          </table:table-cell>
          <table:table-cell table:number-columns-repeated="1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pt.wikipedia.org/wiki/Galinhos" xlink:type="simple">Galinhos</text:a></text:p>
          </table:table-cell>
          <table:table-cell office:value-type="float" office:value="2726" calcext:value-type="float">
            <text:p>2726</text:p>
          </table:table-cell>
          <table:table-cell table:number-columns-repeated="1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pt.wikipedia.org/wiki/Santana_do_Seridó" xlink:type="simple">Santana do Seridó</text:a></text:p>
          </table:table-cell>
          <table:table-cell office:value-type="float" office:value="2670" calcext:value-type="float">
            <text:p>2670</text:p>
          </table:table-cell>
          <table:table-cell table:number-columns-repeated="1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pt.wikipedia.org/wiki/João_Dias_(Rio_Grande_do_Norte)" xlink:type="simple">João Dias</text:a></text:p>
          </table:table-cell>
          <table:table-cell office:value-type="float" office:value="2655" calcext:value-type="float">
            <text:p>2655</text:p>
          </table:table-cell>
          <table:table-cell table:number-columns-repeated="1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pt.wikipedia.org/wiki/Jardim_de_Angicos" xlink:type="simple">Jardim de Angicos</text:a></text:p>
          </table:table-cell>
          <table:table-cell office:value-type="float" office:value="2617" calcext:value-type="float">
            <text:p>2617</text:p>
          </table:table-cell>
          <table:table-cell table:number-columns-repeated="1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pt.wikipedia.org/wiki/Taboleiro_Grande" xlink:type="simple">Taboleiro Grande</text:a></text:p>
          </table:table-cell>
          <table:table-cell office:value-type="float" office:value="2545" calcext:value-type="float">
            <text:p>2545</text:p>
          </table:table-cell>
          <table:table-cell table:number-columns-repeated="1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pt.wikipedia.org/wiki/Pedra_Preta_(Rio_Grande_do_Norte)" xlink:type="simple">Pedra Preta</text:a></text:p>
          </table:table-cell>
          <table:table-cell office:value-type="float" office:value="2478" calcext:value-type="float">
            <text:p>2478</text:p>
          </table:table-cell>
          <table:table-cell table:number-columns-repeated="11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s://pt.wikipedia.org/wiki/Timbaúba_dos_Batistas" xlink:type="simple">Timbaúba dos Batistas</text:a></text:p>
          </table:table-cell>
          <table:table-cell office:value-type="float" office:value="2407" calcext:value-type="float">
            <text:p>2407</text:p>
          </table:table-cell>
          <table:table-cell table:number-columns-repeated="1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pt.wikipedia.org/wiki/Bodó" xlink:type="simple">Bodó</text:a></text:p>
          </table:table-cell>
          <table:table-cell office:value-type="float" office:value="2250" calcext:value-type="float">
            <text:p>2250</text:p>
          </table:table-cell>
          <table:table-cell table:number-columns-repeated="11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pt.wikipedia.org/wiki/Ipueira" xlink:type="simple">Ipueira</text:a></text:p>
          </table:table-cell>
          <table:table-cell office:value-type="float" office:value="2228" calcext:value-type="float">
            <text:p>2228</text:p>
          </table:table-cell>
          <table:table-cell table:number-columns-repeated="11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pt.wikipedia.org/wiki/Monte_das_Gameleiras" xlink:type="simple">Monte das Gameleiras</text:a></text:p>
          </table:table-cell>
          <table:table-cell office:value-type="float" office:value="2127" calcext:value-type="float">
            <text:p>2127</text:p>
          </table:table-cell>
          <table:table-cell table:number-columns-repeated="11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pt.wikipedia.org/wiki/Viçosa_(Rio_Grande_do_Norte)" xlink:type="simple">Viçosa</text:a></text:p>
          </table:table-cell>
          <table:table-cell office:value-type="float" office:value="1712" calcext:value-type="float">
            <text:p>1712</text:p>
          </table:table-cell>
          <table:table-cell table:number-columns-repeated="11"/>
        </table:table-row>
      </table:table>
      <table:table table:name="Gráficos" table:style-name="ta1">
        <table:table-column table:style-name="co15" table:default-cell-style-name="Default"/>
        <table:table-row table:style-name="ro3">
          <table:table-cell office:value-type="string" calcext:value-type="string">
            <text:p>Menores áreas por funcionário</text:p>
          </table:table-cell>
        </table:table-row>
        <table:table-row table:style-name="ro3">
          <table:table-cell office:value-type="string" calcext:value-type="string">
            <text:p>Mais funcionários comissionados</text:p>
          </table:table-cell>
        </table:table-row>
        <table:table-row table:style-name="ro3">
          <table:table-cell office:value-type="string" calcext:value-type="string">
            <text:p>Mais funcionários por 1.000 habitantes</text:p>
          </table:table-cell>
        </table:table-row>
        <table:table-row table:style-name="ro3">
          <table:table-cell office:value-type="string" calcext:value-type="string">
            <text:p>Maiores áreas construíd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 style:data-style-name="N2" text:time-value="16:21:59.88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12:54:57.989000000</meta:creation-date>
    <dc:date>2019-12-15T16:40:28.909000000</dc:date>
    <meta:editing-duration>PT1H34M25S</meta:editing-duration>
    <meta:editing-cycles>56</meta:editing-cycles>
    <meta:generator>LibreOffice/6.3.3.2$Windows_X86_64 LibreOffice_project/a64200df03143b798afd1ec74a12ab50359878ed</meta:generator>
    <meta:document-statistic meta:table-count="2" meta:cell-count="613" meta:object-count="0"/>
  </office:meta>
</office:document-meta>
</file>